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4"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5" style:family="paragraph" style:parent-style-name="Standard">
      <style:text-properties fo:language="it" fo:country="IT"/>
    </style:style>
    <style:style style:name="P6" style:family="paragraph" style:parent-style-name="Standard">
      <style:text-properties fo:language="it" fo:country="IT" officeooo:rsid="0019f8fc" officeooo:paragraph-rsid="0019f8fc"/>
    </style:style>
    <style:style style:name="P7" style:family="paragraph" style:parent-style-name="Standard">
      <style:text-properties fo:language="it" fo:country="IT" officeooo:rsid="001be8a0" officeooo:paragraph-rsid="001be8a0"/>
    </style:style>
    <style:style style:name="P8" style:family="paragraph" style:parent-style-name="Standard">
      <style:text-properties fo:language="it" fo:country="IT" officeooo:rsid="001be8a0" officeooo:paragraph-rsid="001c1047"/>
    </style:style>
    <style:style style:name="P9" style:family="paragraph" style:parent-style-name="Standard">
      <style:text-properties fo:language="it" fo:country="IT" officeooo:rsid="001dec60" officeooo:paragraph-rsid="001dec60"/>
    </style:style>
    <style:style style:name="P10" style:family="paragraph" style:parent-style-name="Standard">
      <style:paragraph-properties fo:text-align="start" style:justify-single-word="false"/>
      <style:text-properties fo:language="it" fo:country="IT" officeooo:rsid="001e4e91" officeooo:paragraph-rsid="0020b5cd"/>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3">Terminazione processi:</text:p>
      <text:p text:style-name="P3"/>
      <text:p text:style-name="P3">Strutture dati di supporto:</text:p>
      <text:p text:style-name="P3"/>
      <text:p text:style-name="P3">struct list_head t_wait4me; /* list of threads waiting for a message from the current thread */</text:p>
      <text:p text:style-name="P3">struct list_head t_wait4same; /* link the other element on the same t_wait4me list */</text:p>
      <text:p text:style-name="P3"/>
      <text:p text:style-name="P3">Si trovano nel tcb_t</text:p>
      <text:p text:style-name="P3">t_wait4me è la sentinella della lista di thread che aspettano un messaggio dal thread</text:p>
      <text:p text:style-name="P3">t_wait4same è il campo con il quale gli elementi della lista che ha come sentinella t_wait4me vengono collegati</text:p>
      <text:p text:style-name="P3"/>
      <text:p text:style-name="P4">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4"/>
      <text:p text:style-name="P4">Le funzioni fornite dal modulo mikabooq.h per la gestione di questi campi sono le seguenti:</text:p>
      <text:p text:style-name="P4"/>
      <text:p text:style-name="P4">/* add a tcb to dest's t_wait4me list */</text:p>
      <text:p text:style-name="P5">static inline paused_add(struct tcb_t *dest, struct tcb_t *waiting) {</text:p>
      <text:p text:style-name="P5"><text:tab/>list_add_tail(&amp;dest-&gt;t_wait4me, &amp;waiting-&gt;t_wait4same);</text:p>
      <text:p text:style-name="P5">}</text:p>
      <text:p text:style-name="P6">Il thread puntato da waiting viene aggiunto alla lista dei thread che attendono un messaggio da dest</text:p>
      <text:p text:style-name="P5"/>
      <text:p text:style-name="P5">/* remove this from the list of threads waiting for the same he was waiting to:</text:p>
      <text:p text:style-name="P5"><text:s text:c="3"/>should be used when resuming a thread */</text:p>
      <text:p text:style-name="P5">static inline void resume(struct tcb_t *this) {</text:p>
      <text:p text:style-name="P5"><text:tab/>list_del(&amp;this-&gt;t_wait4same);</text:p>
      <text:p text:style-name="P5">}</text:p>
      <text:p text:style-name="P6">Il thread viene rimosso dalla lista in cui era in attesa; da chiamare quando si vuole far riprendere l’esecuzione</text:p>
      <text:p text:style-name="P6"/>
      <text:p text:style-name="P7">Aggiungendo questo campo vanno modificate anche alcune altre funzioni del modulo:</text:p>
      <text:p text:style-name="P7">la thread_free ora fallisce (ritornando -2) se la lista t_wait4me non è vuota.</text:p>
      <text:p text:style-name="P7"/>
      <text:p text:style-name="P8">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9">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0">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text:span><text:soft-page-break/><text:span text:style-name="T3">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6:44:16.514561095</meta:creation-date>
    <dc:date>2017-05-10T18:18:11.494586115</dc:date>
    <meta:editing-duration>PT31M29S</meta:editing-duration>
    <meta:editing-cycles>5</meta:editing-cycles>
    <meta:generator>LibreOffice/5.1.6.2$Linux_X86_64 LibreOffice_project/10m0$Build-2</meta:generator>
    <meta:document-statistic meta:table-count="0" meta:image-count="0" meta:object-count="0" meta:page-count="2" meta:paragraph-count="26" meta:word-count="488" meta:character-count="3130" meta:non-whitespace-character-count="2661"/>
  </office:meta>
</office:document-meta>
</file>